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1.39cm"/>
    </style:style>
    <style:style style:name="co5" style:family="table-column">
      <style:table-column-properties fo:break-before="auto" style:column-width="1.023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0.961cm"/>
    </style:style>
    <style:style style:name="co9" style:family="table-column">
      <style:table-column-properties fo:break-before="auto" style:column-width="0.993cm"/>
    </style:style>
    <style:style style:name="co10" style:family="table-column">
      <style:table-column-properties fo:break-before="auto" style:column-width="2.03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0.534cm"/>
    </style:style>
    <style:style style:name="co14" style:family="table-column">
      <style:table-column-properties fo:break-before="auto" style:column-width="1.573cm"/>
    </style:style>
    <style:style style:name="co15" style:family="table-column">
      <style:table-column-properties fo:break-before="auto" style:column-width="1.93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601.5 cyc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50.65" calcext:value-type="float">
            <text:p>250.65</text:p>
          </table:table-cell>
          <table:table-cell office:value-type="string" calcext:value-type="string">
            <text:p>I1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AP1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RP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1</text:p>
          </table:table-cell>
          <table:table-cell office:value-type="float" office:value="-0.031166" calcext:value-type="float">
            <text:p>-0.031166</text:p>
          </table:table-cell>
          <table:table-cell office:value-type="string" calcext:value-type="string">
            <text:p>Joules1</text:p>
          </table:table-cell>
          <table:table-cell office:value-type="float" office:value="-3.782" calcext:value-type="float">
            <text:p>-3.782</text:p>
          </table:table-cell>
          <table:table-cell office:value-type="string" calcext:value-type="string">
            <text:p>Cli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1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50.65" calcext:value-type="float">
            <text:p>250.65</text:p>
          </table:table-cell>
          <table:table-cell office:value-type="string" calcext:value-type="string">
            <text:p>I2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AP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P2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2</text:p>
          </table:table-cell>
          <table:table-cell office:value-type="float" office:value="-0.052574" calcext:value-type="float">
            <text:p>-0.052574</text:p>
          </table:table-cell>
          <table:table-cell office:value-type="string" calcext:value-type="string">
            <text:p>Joules2</text:p>
          </table:table-cell>
          <table:table-cell office:value-type="float" office:value="-4.46" calcext:value-type="float">
            <text:p>-4.46</text:p>
          </table:table-cell>
          <table:table-cell office:value-type="string" calcext:value-type="string">
            <text:p>Cli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50.64" calcext:value-type="float">
            <text:p>250.64</text:p>
          </table:table-cell>
          <table:table-cell office:value-type="string" calcext:value-type="string">
            <text:p>I3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3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P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3</text:p>
          </table:table-cell>
          <table:table-cell office:value-type="float" office:value="-0.041922" calcext:value-type="float">
            <text:p>-0.041922</text:p>
          </table:table-cell>
          <table:table-cell office:value-type="string" calcext:value-type="string">
            <text:p>Joules3</text:p>
          </table:table-cell>
          <table:table-cell office:value-type="float" office:value="-4.48" calcext:value-type="float">
            <text:p>-4.48</text:p>
          </table:table-cell>
          <table:table-cell office:value-type="string" calcext:value-type="string">
            <text:p>Cli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3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50.65" calcext:value-type="float">
            <text:p>250.65</text:p>
          </table:table-cell>
          <table:table-cell office:value-type="string" calcext:value-type="string">
            <text:p>I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P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RP4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4</text:p>
          </table:table-cell>
          <table:table-cell office:value-type="float" office:value="-0.031004" calcext:value-type="float">
            <text:p>-0.031004</text:p>
          </table:table-cell>
          <table:table-cell office:value-type="string" calcext:value-type="string">
            <text:p>Joules4</text:p>
          </table:table-cell>
          <table:table-cell office:value-type="float" office:value="-4.007" calcext:value-type="float">
            <text:p>-4.007</text:p>
          </table:table-cell>
          <table:table-cell office:value-type="string" calcext:value-type="string">
            <text:p>Cli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4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250.64" calcext:value-type="float">
            <text:p>250.64</text:p>
          </table:table-cell>
          <table:table-cell office:value-type="string" calcext:value-type="string">
            <text:p>I5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AP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P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5</text:p>
          </table:table-cell>
          <table:table-cell office:value-type="float" office:value="-0.037466" calcext:value-type="float">
            <text:p>-0.037466</text:p>
          </table:table-cell>
          <table:table-cell office:value-type="string" calcext:value-type="string">
            <text:p>Joules5</text:p>
          </table:table-cell>
          <table:table-cell office:value-type="float" office:value="-3.984" calcext:value-type="float">
            <text:p>-3.984</text:p>
          </table:table-cell>
          <table:table-cell office:value-type="string" calcext:value-type="string">
            <text:p>Clip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5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250.65" calcext:value-type="float">
            <text:p>250.65</text:p>
          </table:table-cell>
          <table:table-cell office:value-type="string" calcext:value-type="string">
            <text:p>I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P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P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6</text:p>
          </table:table-cell>
          <table:table-cell office:value-type="float" office:value="-0.023246" calcext:value-type="float">
            <text:p>-0.023246</text:p>
          </table:table-cell>
          <table:table-cell office:value-type="string" calcext:value-type="string">
            <text:p>Joules6</text:p>
          </table:table-cell>
          <table:table-cell office:value-type="float" office:value="-2.532" calcext:value-type="float">
            <text:p>-2.532</text:p>
          </table:table-cell>
          <table:table-cell office:value-type="string" calcext:value-type="string">
            <text:p>Clip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250.65" calcext:value-type="float">
            <text:p>250.65</text:p>
          </table:table-cell>
          <table:table-cell office:value-type="string" calcext:value-type="string">
            <text:p>I7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AP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P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7</text:p>
          </table:table-cell>
          <table:table-cell office:value-type="float" office:value="-0.03316" calcext:value-type="float">
            <text:p>-0.03316</text:p>
          </table:table-cell>
          <table:table-cell office:value-type="string" calcext:value-type="string">
            <text:p>Joules7</text:p>
          </table:table-cell>
          <table:table-cell office:value-type="float" office:value="-2.625" calcext:value-type="float">
            <text:p>-2.625</text:p>
          </table:table-cell>
          <table:table-cell office:value-type="string" calcext:value-type="string">
            <text:p>Clip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7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250.66" calcext:value-type="float">
            <text:p>250.66</text:p>
          </table:table-cell>
          <table:table-cell office:value-type="string" calcext:value-type="string">
            <text:p>I8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AP8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P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8</text:p>
          </table:table-cell>
          <table:table-cell office:value-type="float" office:value="-0.034542" calcext:value-type="float">
            <text:p>-0.034542</text:p>
          </table:table-cell>
          <table:table-cell office:value-type="string" calcext:value-type="string">
            <text:p>Joules8</text:p>
          </table:table-cell>
          <table:table-cell office:value-type="float" office:value="-3.007" calcext:value-type="float">
            <text:p>-3.007</text:p>
          </table:table-cell>
          <table:table-cell office:value-type="string" calcext:value-type="string">
            <text:p>Clip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8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float" office:value="250.66" calcext:value-type="float">
            <text:p>250.66</text:p>
          </table:table-cell>
          <table:table-cell office:value-type="string" calcext:value-type="string">
            <text:p>I9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AP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P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PF9</text:p>
          </table:table-cell>
          <table:table-cell office:value-type="float" office:value="-0.014748" calcext:value-type="float">
            <text:p>-0.014748</text:p>
          </table:table-cell>
          <table:table-cell office:value-type="string" calcext:value-type="string">
            <text:p>Joules9</text:p>
          </table:table-cell>
          <table:table-cell office:value-type="float" office:value="-1.705" calcext:value-type="float">
            <text:p>-1.705</text:p>
          </table:table-cell>
          <table:table-cell office:value-type="string" calcext:value-type="string">
            <text:p>Clip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9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50.63" calcext:value-type="float">
            <text:p>250.63</text:p>
          </table:table-cell>
          <table:table-cell office:value-type="string" calcext:value-type="string">
            <text:p>I1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AP1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RP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F1</text:p>
          </table:table-cell>
          <table:table-cell office:value-type="float" office:value="-0.061044" calcext:value-type="float">
            <text:p>-0.061044</text:p>
          </table:table-cell>
          <table:table-cell office:value-type="string" calcext:value-type="string">
            <text:p>Joules1</text:p>
          </table:table-cell>
          <table:table-cell office:value-type="float" office:value="-4.961" calcext:value-type="float">
            <text:p>-4.961</text:p>
          </table:table-cell>
          <table:table-cell office:value-type="string" calcext:value-type="string">
            <text:p>Cli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1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50.63" calcext:value-type="float">
            <text:p>250.63</text:p>
          </table:table-cell>
          <table:table-cell office:value-type="string" calcext:value-type="string">
            <text:p>I2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AP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P2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2</text:p>
          </table:table-cell>
          <table:table-cell office:value-type="float" office:value="-0.059867" calcext:value-type="float">
            <text:p>-0.059867</text:p>
          </table:table-cell>
          <table:table-cell office:value-type="string" calcext:value-type="string">
            <text:p>Joules2</text:p>
          </table:table-cell>
          <table:table-cell office:value-type="float" office:value="-5.499" calcext:value-type="float">
            <text:p>-5.499</text:p>
          </table:table-cell>
          <table:table-cell office:value-type="string" calcext:value-type="string">
            <text:p>Cli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50.63" calcext:value-type="float">
            <text:p>250.63</text:p>
          </table:table-cell>
          <table:table-cell office:value-type="string" calcext:value-type="string">
            <text:p>I3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AP3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P3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3</text:p>
          </table:table-cell>
          <table:table-cell office:value-type="float" office:value="-0.050414" calcext:value-type="float">
            <text:p>-0.050414</text:p>
          </table:table-cell>
          <table:table-cell office:value-type="string" calcext:value-type="string">
            <text:p>Joules3</text:p>
          </table:table-cell>
          <table:table-cell office:value-type="float" office:value="-5.355" calcext:value-type="float">
            <text:p>-5.355</text:p>
          </table:table-cell>
          <table:table-cell office:value-type="string" calcext:value-type="string">
            <text:p>Cli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3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50.63" calcext:value-type="float">
            <text:p>250.63</text:p>
          </table:table-cell>
          <table:table-cell office:value-type="string" calcext:value-type="string">
            <text:p>I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P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P4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4</text:p>
          </table:table-cell>
          <table:table-cell office:value-type="float" office:value="-0.027572" calcext:value-type="float">
            <text:p>-0.027572</text:p>
          </table:table-cell>
          <table:table-cell office:value-type="string" calcext:value-type="string">
            <text:p>Joules4</text:p>
          </table:table-cell>
          <table:table-cell office:value-type="float" office:value="-4.524" calcext:value-type="float">
            <text:p>-4.524</text:p>
          </table:table-cell>
          <table:table-cell office:value-type="string" calcext:value-type="string">
            <text:p>Cli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4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250.63" calcext:value-type="float">
            <text:p>250.63</text:p>
          </table:table-cell>
          <table:table-cell office:value-type="string" calcext:value-type="string">
            <text:p>I5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AP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P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5</text:p>
          </table:table-cell>
          <table:table-cell office:value-type="float" office:value="-0.040617" calcext:value-type="float">
            <text:p>-0.040617</text:p>
          </table:table-cell>
          <table:table-cell office:value-type="string" calcext:value-type="string">
            <text:p>Joules5</text:p>
          </table:table-cell>
          <table:table-cell office:value-type="float" office:value="-4.724" calcext:value-type="float">
            <text:p>-4.724</text:p>
          </table:table-cell>
          <table:table-cell office:value-type="string" calcext:value-type="string">
            <text:p>Clip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5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250.64" calcext:value-type="float">
            <text:p>250.64</text:p>
          </table:table-cell>
          <table:table-cell office:value-type="string" calcext:value-type="string">
            <text:p>I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P6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RP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6</text:p>
          </table:table-cell>
          <table:table-cell office:value-type="float" office:value="-0.024009" calcext:value-type="float">
            <text:p>-0.024009</text:p>
          </table:table-cell>
          <table:table-cell office:value-type="string" calcext:value-type="string">
            <text:p>Joules6</text:p>
          </table:table-cell>
          <table:table-cell office:value-type="float" office:value="-2.988" calcext:value-type="float">
            <text:p>-2.988</text:p>
          </table:table-cell>
          <table:table-cell office:value-type="string" calcext:value-type="string">
            <text:p>Clip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6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250.65" calcext:value-type="float">
            <text:p>250.65</text:p>
          </table:table-cell>
          <table:table-cell office:value-type="string" calcext:value-type="string">
            <text:p>I7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AP7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P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7</text:p>
          </table:table-cell>
          <table:table-cell office:value-type="float" office:value="-0.028921" calcext:value-type="float">
            <text:p>-0.028921</text:p>
          </table:table-cell>
          <table:table-cell office:value-type="string" calcext:value-type="string">
            <text:p>Joules7</text:p>
          </table:table-cell>
          <table:table-cell office:value-type="float" office:value="-3.135" calcext:value-type="float">
            <text:p>-3.135</text:p>
          </table:table-cell>
          <table:table-cell office:value-type="string" calcext:value-type="string">
            <text:p>Clip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7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250.63" calcext:value-type="float">
            <text:p>250.63</text:p>
          </table:table-cell>
          <table:table-cell office:value-type="string" calcext:value-type="string">
            <text:p>I8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AP8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P8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8</text:p>
          </table:table-cell>
          <table:table-cell office:value-type="float" office:value="-0.04242" calcext:value-type="float">
            <text:p>-0.04242</text:p>
          </table:table-cell>
          <table:table-cell office:value-type="string" calcext:value-type="string">
            <text:p>Joules8</text:p>
          </table:table-cell>
          <table:table-cell office:value-type="float" office:value="-3.764" calcext:value-type="float">
            <text:p>-3.764</text:p>
          </table:table-cell>
          <table:table-cell office:value-type="string" calcext:value-type="string">
            <text:p>Clip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8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float" office:value="250.63" calcext:value-type="float">
            <text:p>250.63</text:p>
          </table:table-cell>
          <table:table-cell office:value-type="string" calcext:value-type="string">
            <text:p>I9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AP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P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PF9</text:p>
          </table:table-cell>
          <table:table-cell office:value-type="float" office:value="-0.017576" calcext:value-type="float">
            <text:p>-0.017576</text:p>
          </table:table-cell>
          <table:table-cell office:value-type="string" calcext:value-type="string">
            <text:p>Joules9</text:p>
          </table:table-cell>
          <table:table-cell office:value-type="float" office:value="-2.013" calcext:value-type="float">
            <text:p>-2.013</text:p>
          </table:table-cell>
          <table:table-cell office:value-type="string" calcext:value-type="string">
            <text:p>Clip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9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50.72" calcext:value-type="float">
            <text:p>250.72</text:p>
          </table:table-cell>
          <table:table-cell office:value-type="string" calcext:value-type="string">
            <text:p>I1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AP1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RP1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1</text:p>
          </table:table-cell>
          <table:table-cell office:value-type="float" office:value="-0.056297" calcext:value-type="float">
            <text:p>-0.056297</text:p>
          </table:table-cell>
          <table:table-cell office:value-type="string" calcext:value-type="string">
            <text:p>Joules1</text:p>
          </table:table-cell>
          <table:table-cell office:value-type="float" office:value="-6.049" calcext:value-type="float">
            <text:p>-6.049</text:p>
          </table:table-cell>
          <table:table-cell office:value-type="string" calcext:value-type="string">
            <text:p>Cli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1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50.71" calcext:value-type="float">
            <text:p>250.71</text:p>
          </table:table-cell>
          <table:table-cell office:value-type="string" calcext:value-type="string">
            <text:p>I2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P2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2</text:p>
          </table:table-cell>
          <table:table-cell office:value-type="float" office:value="-0.06338" calcext:value-type="float">
            <text:p>-0.06338</text:p>
          </table:table-cell>
          <table:table-cell office:value-type="string" calcext:value-type="string">
            <text:p>Joules2</text:p>
          </table:table-cell>
          <table:table-cell office:value-type="float" office:value="-6.585" calcext:value-type="float">
            <text:p>-6.585</text:p>
          </table:table-cell>
          <table:table-cell office:value-type="string" calcext:value-type="string">
            <text:p>Cli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50.73" calcext:value-type="float">
            <text:p>250.73</text:p>
          </table:table-cell>
          <table:table-cell office:value-type="string" calcext:value-type="string">
            <text:p>I3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3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RP3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3</text:p>
          </table:table-cell>
          <table:table-cell office:value-type="float" office:value="-0.057084" calcext:value-type="float">
            <text:p>-0.057084</text:p>
          </table:table-cell>
          <table:table-cell office:value-type="string" calcext:value-type="string">
            <text:p>Joules3</text:p>
          </table:table-cell>
          <table:table-cell office:value-type="float" office:value="-6.33" calcext:value-type="float">
            <text:p>-6.33</text:p>
          </table:table-cell>
          <table:table-cell office:value-type="string" calcext:value-type="string">
            <text:p>Cli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3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50.73" calcext:value-type="float">
            <text:p>250.73</text:p>
          </table:table-cell>
          <table:table-cell office:value-type="string" calcext:value-type="string">
            <text:p>I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P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P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4</text:p>
          </table:table-cell>
          <table:table-cell office:value-type="float" office:value="-0.046018" calcext:value-type="float">
            <text:p>-0.046018</text:p>
          </table:table-cell>
          <table:table-cell office:value-type="string" calcext:value-type="string">
            <text:p>Joules4</text:p>
          </table:table-cell>
          <table:table-cell office:value-type="float" office:value="-5.388" calcext:value-type="float">
            <text:p>-5.388</text:p>
          </table:table-cell>
          <table:table-cell office:value-type="string" calcext:value-type="string">
            <text:p>Cli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4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250.73" calcext:value-type="float">
            <text:p>250.73</text:p>
          </table:table-cell>
          <table:table-cell office:value-type="string" calcext:value-type="string">
            <text:p>I5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AP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P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5</text:p>
          </table:table-cell>
          <table:table-cell office:value-type="float" office:value="-0.035861" calcext:value-type="float">
            <text:p>-0.035861</text:p>
          </table:table-cell>
          <table:table-cell office:value-type="string" calcext:value-type="string">
            <text:p>Joules5</text:p>
          </table:table-cell>
          <table:table-cell office:value-type="float" office:value="-5.379" calcext:value-type="float">
            <text:p>-5.379</text:p>
          </table:table-cell>
          <table:table-cell office:value-type="string" calcext:value-type="string">
            <text:p>Clip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5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250.72" calcext:value-type="float">
            <text:p>250.72</text:p>
          </table:table-cell>
          <table:table-cell office:value-type="string" calcext:value-type="string">
            <text:p>I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P6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RP6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6</text:p>
          </table:table-cell>
          <table:table-cell office:value-type="float" office:value="-0.033024" calcext:value-type="float">
            <text:p>-0.033024</text:p>
          </table:table-cell>
          <table:table-cell office:value-type="string" calcext:value-type="string">
            <text:p>Joules6</text:p>
          </table:table-cell>
          <table:table-cell office:value-type="float" office:value="-3.614" calcext:value-type="float">
            <text:p>-3.614</text:p>
          </table:table-cell>
          <table:table-cell office:value-type="string" calcext:value-type="string">
            <text:p>Clip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250.71" calcext:value-type="float">
            <text:p>250.71</text:p>
          </table:table-cell>
          <table:table-cell office:value-type="string" calcext:value-type="string">
            <text:p>I7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AP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P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7</text:p>
          </table:table-cell>
          <table:table-cell office:value-type="float" office:value="-0.025445" calcext:value-type="float">
            <text:p>-0.025445</text:p>
          </table:table-cell>
          <table:table-cell office:value-type="string" calcext:value-type="string">
            <text:p>Joules7</text:p>
          </table:table-cell>
          <table:table-cell office:value-type="float" office:value="-3.583" calcext:value-type="float">
            <text:p>-3.583</text:p>
          </table:table-cell>
          <table:table-cell office:value-type="string" calcext:value-type="string">
            <text:p>Clip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7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250.71" calcext:value-type="float">
            <text:p>250.71</text:p>
          </table:table-cell>
          <table:table-cell office:value-type="string" calcext:value-type="string">
            <text:p>I8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AP8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P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8</text:p>
          </table:table-cell>
          <table:table-cell office:value-type="float" office:value="-0.032236" calcext:value-type="float">
            <text:p>-0.032236</text:p>
          </table:table-cell>
          <table:table-cell office:value-type="string" calcext:value-type="string">
            <text:p>Joules8</text:p>
          </table:table-cell>
          <table:table-cell office:value-type="float" office:value="-4.337" calcext:value-type="float">
            <text:p>-4.337</text:p>
          </table:table-cell>
          <table:table-cell office:value-type="string" calcext:value-type="string">
            <text:p>Clip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8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float" office:value="250.71" calcext:value-type="float">
            <text:p>250.71</text:p>
          </table:table-cell>
          <table:table-cell office:value-type="string" calcext:value-type="string">
            <text:p>I9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AP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P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PF9</text:p>
          </table:table-cell>
          <table:table-cell office:value-type="float" office:value="-0.019774" calcext:value-type="float">
            <text:p>-0.019774</text:p>
          </table:table-cell>
          <table:table-cell office:value-type="string" calcext:value-type="string">
            <text:p>Joules9</text:p>
          </table:table-cell>
          <table:table-cell office:value-type="float" office:value="-2.358" calcext:value-type="float">
            <text:p>-2.358</text:p>
          </table:table-cell>
          <table:table-cell office:value-type="string" calcext:value-type="string">
            <text:p>Clip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9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SUM</text:p>
          </table:table-cell>
          <table:table-cell table:style-name="ce2" table:formula="of:=SUM([.H2:.H30])" office:value-type="float" office:value="-7.3" calcext:value-type="float">
            <text:p>-7.3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181.5 cyc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50.12" calcext:value-type="float">
            <text:p>250.12</text:p>
          </table:table-cell>
          <table:table-cell office:value-type="string" calcext:value-type="string">
            <text:p>I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P1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1</text:p>
          </table:table-cell>
          <table:table-cell office:value-type="float" office:value="-0.061438" calcext:value-type="float">
            <text:p>-0.061438</text:p>
          </table:table-cell>
          <table:table-cell office:value-type="string" calcext:value-type="string">
            <text:p>Joules1</text:p>
          </table:table-cell>
          <table:table-cell office:value-type="float" office:value="-1.02" calcext:value-type="float">
            <text:p>-1.02</text:p>
          </table:table-cell>
          <table:table-cell office:value-type="string" calcext:value-type="string">
            <text:p>Cli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1</text:p>
          </table:table-cell>
          <table:table-cell office:value-type="float" office:value="25321" calcext:value-type="float">
            <text:p>2532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50.12" calcext:value-type="float">
            <text:p>250.12</text:p>
          </table:table-cell>
          <table:table-cell office:value-type="string" calcext:value-type="string">
            <text:p>I2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RP2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2</text:p>
          </table:table-cell>
          <table:table-cell office:value-type="float" office:value="-0.052522" calcext:value-type="float">
            <text:p>-0.052522</text:p>
          </table:table-cell>
          <table:table-cell office:value-type="string" calcext:value-type="string">
            <text:p>Joules2</text:p>
          </table:table-cell>
          <table:table-cell office:value-type="float" office:value="-0.879" calcext:value-type="float">
            <text:p>-0.879</text:p>
          </table:table-cell>
          <table:table-cell office:value-type="string" calcext:value-type="string">
            <text:p>Cli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2</text:p>
          </table:table-cell>
          <table:table-cell office:value-type="float" office:value="25321" calcext:value-type="float">
            <text:p>2532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50.12" calcext:value-type="float">
            <text:p>250.12</text:p>
          </table:table-cell>
          <table:table-cell office:value-type="string" calcext:value-type="string">
            <text:p>I3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P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3</text:p>
          </table:table-cell>
          <table:table-cell office:value-type="float" office:value="-0.049463" calcext:value-type="float">
            <text:p>-0.049463</text:p>
          </table:table-cell>
          <table:table-cell office:value-type="string" calcext:value-type="string">
            <text:p>Joules3</text:p>
          </table:table-cell>
          <table:table-cell office:value-type="float" office:value="-0.818" calcext:value-type="float">
            <text:p>-0.818</text:p>
          </table:table-cell>
          <table:table-cell office:value-type="string" calcext:value-type="string">
            <text:p>Cli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3</text:p>
          </table:table-cell>
          <table:table-cell office:value-type="float" office:value="25321" calcext:value-type="float">
            <text:p>25321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50.12" calcext:value-type="float">
            <text:p>250.12</text:p>
          </table:table-cell>
          <table:table-cell office:value-type="string" calcext:value-type="string">
            <text:p>I4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RP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4</text:p>
          </table:table-cell>
          <table:table-cell office:value-type="float" office:value="-0.047898" calcext:value-type="float">
            <text:p>-0.047898</text:p>
          </table:table-cell>
          <table:table-cell office:value-type="string" calcext:value-type="string">
            <text:p>Joules4</text:p>
          </table:table-cell>
          <table:table-cell office:value-type="float" office:value="-0.797" calcext:value-type="float">
            <text:p>-0.797</text:p>
          </table:table-cell>
          <table:table-cell office:value-type="string" calcext:value-type="string">
            <text:p>Cli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4</text:p>
          </table:table-cell>
          <table:table-cell office:value-type="float" office:value="25321" calcext:value-type="float">
            <text:p>25321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250.12" calcext:value-type="float">
            <text:p>250.12</text:p>
          </table:table-cell>
          <table:table-cell office:value-type="string" calcext:value-type="string">
            <text:p>I5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RP5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5</text:p>
          </table:table-cell>
          <table:table-cell office:value-type="float" office:value="-0.036535" calcext:value-type="float">
            <text:p>-0.036535</text:p>
          </table:table-cell>
          <table:table-cell office:value-type="string" calcext:value-type="string">
            <text:p>Joules5</text:p>
          </table:table-cell>
          <table:table-cell office:value-type="float" office:value="-0.598" calcext:value-type="float">
            <text:p>-0.598</text:p>
          </table:table-cell>
          <table:table-cell office:value-type="string" calcext:value-type="string">
            <text:p>Clip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5</text:p>
          </table:table-cell>
          <table:table-cell office:value-type="float" office:value="25321" calcext:value-type="float">
            <text:p>25321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250.12" calcext:value-type="float">
            <text:p>250.12</text:p>
          </table:table-cell>
          <table:table-cell office:value-type="string" calcext:value-type="string">
            <text:p>I6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RP6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6</text:p>
          </table:table-cell>
          <table:table-cell office:value-type="float" office:value="-0.042202" calcext:value-type="float">
            <text:p>-0.042202</text:p>
          </table:table-cell>
          <table:table-cell office:value-type="string" calcext:value-type="string">
            <text:p>Joules6</text:p>
          </table:table-cell>
          <table:table-cell office:value-type="float" office:value="-0.702" calcext:value-type="float">
            <text:p>-0.702</text:p>
          </table:table-cell>
          <table:table-cell office:value-type="string" calcext:value-type="string">
            <text:p>Clip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6</text:p>
          </table:table-cell>
          <table:table-cell office:value-type="float" office:value="25321" calcext:value-type="float">
            <text:p>25321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250.12" calcext:value-type="float">
            <text:p>250.12</text:p>
          </table:table-cell>
          <table:table-cell office:value-type="string" calcext:value-type="string">
            <text:p>I7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7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RP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7</text:p>
          </table:table-cell>
          <table:table-cell office:value-type="float" office:value="-0.036203" calcext:value-type="float">
            <text:p>-0.036203</text:p>
          </table:table-cell>
          <table:table-cell office:value-type="string" calcext:value-type="string">
            <text:p>Joules7</text:p>
          </table:table-cell>
          <table:table-cell office:value-type="float" office:value="-0.578" calcext:value-type="float">
            <text:p>-0.578</text:p>
          </table:table-cell>
          <table:table-cell office:value-type="string" calcext:value-type="string">
            <text:p>Clip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7</text:p>
          </table:table-cell>
          <table:table-cell office:value-type="float" office:value="25526" calcext:value-type="float">
            <text:p>25526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250.12" calcext:value-type="float">
            <text:p>250.12</text:p>
          </table:table-cell>
          <table:table-cell office:value-type="string" calcext:value-type="string">
            <text:p>I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AP8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RP8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PF8</text:p>
          </table:table-cell>
          <table:table-cell office:value-type="float" office:value="-0.019798" calcext:value-type="float">
            <text:p>-0.019798</text:p>
          </table:table-cell>
          <table:table-cell office:value-type="string" calcext:value-type="string">
            <text:p>Joules8</text:p>
          </table:table-cell>
          <table:table-cell office:value-type="float" office:value="-0.315" calcext:value-type="float">
            <text:p>-0.315</text:p>
          </table:table-cell>
          <table:table-cell office:value-type="string" calcext:value-type="string">
            <text:p>Clip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8</text:p>
          </table:table-cell>
          <table:table-cell office:value-type="float" office:value="25527" calcext:value-type="float">
            <text:p>25527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float" office:value="250.12" calcext:value-type="float">
            <text:p>250.12</text:p>
          </table:table-cell>
          <table:table-cell office:value-type="string" calcext:value-type="string">
            <text:p>I9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RP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PF9</text:p>
          </table:table-cell>
          <table:table-cell office:value-type="float" office:value="-0.022598" calcext:value-type="float">
            <text:p>-0.022598</text:p>
          </table:table-cell>
          <table:table-cell office:value-type="string" calcext:value-type="string">
            <text:p>Joules9</text:p>
          </table:table-cell>
          <table:table-cell office:value-type="float" office:value="-0.367" calcext:value-type="float">
            <text:p>-0.367</text:p>
          </table:table-cell>
          <table:table-cell office:value-type="string" calcext:value-type="string">
            <text:p>Clip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9</text:p>
          </table:table-cell>
          <table:table-cell office:value-type="float" office:value="25527" calcext:value-type="float">
            <text:p>2552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50.03" calcext:value-type="float">
            <text:p>250.03</text:p>
          </table:table-cell>
          <table:table-cell office:value-type="string" calcext:value-type="string">
            <text:p>I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RP1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1</text:p>
          </table:table-cell>
          <table:table-cell office:value-type="float" office:value="-0.063112" calcext:value-type="float">
            <text:p>-0.063112</text:p>
          </table:table-cell>
          <table:table-cell office:value-type="string" calcext:value-type="string">
            <text:p>Joules1</text:p>
          </table:table-cell>
          <table:table-cell office:value-type="float" office:value="-2.074" calcext:value-type="float">
            <text:p>-2.074</text:p>
          </table:table-cell>
          <table:table-cell office:value-type="string" calcext:value-type="string">
            <text:p>Cli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amples1</text:p>
          </table:table-cell>
          <table:table-cell office:value-type="float" office:value="26146" calcext:value-type="float">
            <text:p>26146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50.04" calcext:value-type="float">
            <text:p>250.04</text:p>
          </table:table-cell>
          <table:table-cell office:value-type="string" calcext:value-type="string">
            <text:p>I2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RP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2</text:p>
          </table:table-cell>
          <table:table-cell office:value-type="float" office:value="-0.049709" calcext:value-type="float">
            <text:p>-0.049709</text:p>
          </table:table-cell>
          <table:table-cell office:value-type="string" calcext:value-type="string">
            <text:p>Joules2</text:p>
          </table:table-cell>
          <table:table-cell office:value-type="float" office:value="-1.716" calcext:value-type="float">
            <text:p>-1.716</text:p>
          </table:table-cell>
          <table:table-cell office:value-type="string" calcext:value-type="string">
            <text:p>Cli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amples2</text:p>
          </table:table-cell>
          <table:table-cell office:value-type="float" office:value="26146" calcext:value-type="float">
            <text:p>26146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50.04" calcext:value-type="float">
            <text:p>250.04</text:p>
          </table:table-cell>
          <table:table-cell office:value-type="string" calcext:value-type="string">
            <text:p>I3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P3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3</text:p>
          </table:table-cell>
          <table:table-cell office:value-type="float" office:value="-0.056762" calcext:value-type="float">
            <text:p>-0.056762</text:p>
          </table:table-cell>
          <table:table-cell office:value-type="string" calcext:value-type="string">
            <text:p>Joules3</text:p>
          </table:table-cell>
          <table:table-cell office:value-type="float" office:value="-1.75" calcext:value-type="float">
            <text:p>-1.75</text:p>
          </table:table-cell>
          <table:table-cell office:value-type="string" calcext:value-type="string">
            <text:p>Cli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amples3</text:p>
          </table:table-cell>
          <table:table-cell office:value-type="float" office:value="26146" calcext:value-type="float">
            <text:p>26146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50.03" calcext:value-type="float">
            <text:p>250.03</text:p>
          </table:table-cell>
          <table:table-cell office:value-type="string" calcext:value-type="string">
            <text:p>I4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RP4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4</text:p>
          </table:table-cell>
          <table:table-cell office:value-type="float" office:value="-0.055661" calcext:value-type="float">
            <text:p>-0.055661</text:p>
          </table:table-cell>
          <table:table-cell office:value-type="string" calcext:value-type="string">
            <text:p>Joules4</text:p>
          </table:table-cell>
          <table:table-cell office:value-type="float" office:value="-1.725" calcext:value-type="float">
            <text:p>-1.725</text:p>
          </table:table-cell>
          <table:table-cell office:value-type="string" calcext:value-type="string">
            <text:p>Cli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amples4</text:p>
          </table:table-cell>
          <table:table-cell office:value-type="float" office:value="26146" calcext:value-type="float">
            <text:p>26146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250.03" calcext:value-type="float">
            <text:p>250.03</text:p>
          </table:table-cell>
          <table:table-cell office:value-type="string" calcext:value-type="string">
            <text:p>I5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5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P5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5</text:p>
          </table:table-cell>
          <table:table-cell office:value-type="float" office:value="-0.054056" calcext:value-type="float">
            <text:p>-0.054056</text:p>
          </table:table-cell>
          <table:table-cell office:value-type="string" calcext:value-type="string">
            <text:p>Joules5</text:p>
          </table:table-cell>
          <table:table-cell office:value-type="float" office:value="-1.483" calcext:value-type="float">
            <text:p>-1.483</text:p>
          </table:table-cell>
          <table:table-cell office:value-type="string" calcext:value-type="string">
            <text:p>Clip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amples5</text:p>
          </table:table-cell>
          <table:table-cell office:value-type="float" office:value="26146" calcext:value-type="float">
            <text:p>26146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250.04" calcext:value-type="float">
            <text:p>250.04</text:p>
          </table:table-cell>
          <table:table-cell office:value-type="string" calcext:value-type="string">
            <text:p>I6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RP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6</text:p>
          </table:table-cell>
          <table:table-cell office:value-type="float" office:value="-0.034098" calcext:value-type="float">
            <text:p>-0.034098</text:p>
          </table:table-cell>
          <table:table-cell office:value-type="string" calcext:value-type="string">
            <text:p>Joules6</text:p>
          </table:table-cell>
          <table:table-cell office:value-type="float" office:value="-1.272" calcext:value-type="float">
            <text:p>-1.272</text:p>
          </table:table-cell>
          <table:table-cell office:value-type="string" calcext:value-type="string">
            <text:p>Clip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amples6</text:p>
          </table:table-cell>
          <table:table-cell office:value-type="float" office:value="26146" calcext:value-type="float">
            <text:p>26146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250.03" calcext:value-type="float">
            <text:p>250.03</text:p>
          </table:table-cell>
          <table:table-cell office:value-type="string" calcext:value-type="string">
            <text:p>I7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AP7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RP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7</text:p>
          </table:table-cell>
          <table:table-cell office:value-type="float" office:value="-0.033351" calcext:value-type="float">
            <text:p>-0.033351</text:p>
          </table:table-cell>
          <table:table-cell office:value-type="string" calcext:value-type="string">
            <text:p>Joules7</text:p>
          </table:table-cell>
          <table:table-cell office:value-type="float" office:value="-1.108" calcext:value-type="float">
            <text:p>-1.108</text:p>
          </table:table-cell>
          <table:table-cell office:value-type="string" calcext:value-type="string">
            <text:p>Clip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mples7</text:p>
          </table:table-cell>
          <table:table-cell office:value-type="float" office:value="25941" calcext:value-type="float">
            <text:p>25941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250.04" calcext:value-type="float">
            <text:p>250.04</text:p>
          </table:table-cell>
          <table:table-cell office:value-type="string" calcext:value-type="string">
            <text:p>I8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8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RP8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8</text:p>
          </table:table-cell>
          <table:table-cell office:value-type="float" office:value="-0.038918" calcext:value-type="float">
            <text:p>-0.038918</text:p>
          </table:table-cell>
          <table:table-cell office:value-type="string" calcext:value-type="string">
            <text:p>Joules8</text:p>
          </table:table-cell>
          <table:table-cell office:value-type="float" office:value="-0.943" calcext:value-type="float">
            <text:p>-0.943</text:p>
          </table:table-cell>
          <table:table-cell office:value-type="string" calcext:value-type="string">
            <text:p>Clip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mples8</text:p>
          </table:table-cell>
          <table:table-cell office:value-type="float" office:value="25940" calcext:value-type="float">
            <text:p>25940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float" office:value="250.04" calcext:value-type="float">
            <text:p>250.04</text:p>
          </table:table-cell>
          <table:table-cell office:value-type="string" calcext:value-type="string">
            <text:p>I9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RP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9</text:p>
          </table:table-cell>
          <table:table-cell office:value-type="float" office:value="-0.027073" calcext:value-type="float">
            <text:p>-0.027073</text:p>
          </table:table-cell>
          <table:table-cell office:value-type="string" calcext:value-type="string">
            <text:p>Joules9</text:p>
          </table:table-cell>
          <table:table-cell office:value-type="float" office:value="-0.804" calcext:value-type="float">
            <text:p>-0.804</text:p>
          </table:table-cell>
          <table:table-cell office:value-type="string" calcext:value-type="string">
            <text:p>Clip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mples9</text:p>
          </table:table-cell>
          <table:table-cell office:value-type="float" office:value="25940" calcext:value-type="float">
            <text:p>2594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50.13" calcext:value-type="float">
            <text:p>250.13</text:p>
          </table:table-cell>
          <table:table-cell office:value-type="string" calcext:value-type="string">
            <text:p>I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RP1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1</text:p>
          </table:table-cell>
          <table:table-cell office:value-type="float" office:value="-0.06344" calcext:value-type="float">
            <text:p>-0.06344</text:p>
          </table:table-cell>
          <table:table-cell office:value-type="string" calcext:value-type="string">
            <text:p>Joules1</text:p>
          </table:table-cell>
          <table:table-cell office:value-type="float" office:value="-3.137" calcext:value-type="float">
            <text:p>-3.137</text:p>
          </table:table-cell>
          <table:table-cell office:value-type="string" calcext:value-type="string">
            <text:p>Cli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1</text:p>
          </table:table-cell>
          <table:table-cell office:value-type="float" office:value="25528" calcext:value-type="float">
            <text:p>25528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50.13" calcext:value-type="float">
            <text:p>250.13</text:p>
          </table:table-cell>
          <table:table-cell office:value-type="string" calcext:value-type="string">
            <text:p>I2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RP2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2</text:p>
          </table:table-cell>
          <table:table-cell office:value-type="float" office:value="-0.057747" calcext:value-type="float">
            <text:p>-0.057747</text:p>
          </table:table-cell>
          <table:table-cell office:value-type="string" calcext:value-type="string">
            <text:p>Joules2</text:p>
          </table:table-cell>
          <table:table-cell office:value-type="float" office:value="-2.683" calcext:value-type="float">
            <text:p>-2.683</text:p>
          </table:table-cell>
          <table:table-cell office:value-type="string" calcext:value-type="string">
            <text:p>Cli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2</text:p>
          </table:table-cell>
          <table:table-cell office:value-type="float" office:value="25528" calcext:value-type="float">
            <text:p>25528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50.13" calcext:value-type="float">
            <text:p>250.13</text:p>
          </table:table-cell>
          <table:table-cell office:value-type="string" calcext:value-type="string">
            <text:p>I3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P3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PF3</text:p>
          </table:table-cell>
          <table:table-cell office:value-type="float" office:value="-0.060646" calcext:value-type="float">
            <text:p>-0.060646</text:p>
          </table:table-cell>
          <table:table-cell office:value-type="string" calcext:value-type="string">
            <text:p>Joules3</text:p>
          </table:table-cell>
          <table:table-cell office:value-type="float" office:value="-2.745" calcext:value-type="float">
            <text:p>-2.745</text:p>
          </table:table-cell>
          <table:table-cell office:value-type="string" calcext:value-type="string">
            <text:p>Cli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3</text:p>
          </table:table-cell>
          <table:table-cell office:value-type="float" office:value="25528" calcext:value-type="float">
            <text:p>25528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50.13" calcext:value-type="float">
            <text:p>250.13</text:p>
          </table:table-cell>
          <table:table-cell office:value-type="string" calcext:value-type="string">
            <text:p>I4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P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4</text:p>
          </table:table-cell>
          <table:table-cell office:value-type="float" office:value="-0.050814" calcext:value-type="float">
            <text:p>-0.050814</text:p>
          </table:table-cell>
          <table:table-cell office:value-type="string" calcext:value-type="string">
            <text:p>Joules4</text:p>
          </table:table-cell>
          <table:table-cell office:value-type="float" office:value="-2.564" calcext:value-type="float">
            <text:p>-2.564</text:p>
          </table:table-cell>
          <table:table-cell office:value-type="string" calcext:value-type="string">
            <text:p>Cli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4</text:p>
          </table:table-cell>
          <table:table-cell office:value-type="float" office:value="25528" calcext:value-type="float">
            <text:p>25528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250.13" calcext:value-type="float">
            <text:p>250.13</text:p>
          </table:table-cell>
          <table:table-cell office:value-type="string" calcext:value-type="string">
            <text:p>I5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5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P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5</text:p>
          </table:table-cell>
          <table:table-cell office:value-type="float" office:value="-0.046889" calcext:value-type="float">
            <text:p>-0.046889</text:p>
          </table:table-cell>
          <table:table-cell office:value-type="string" calcext:value-type="string">
            <text:p>Joules5</text:p>
          </table:table-cell>
          <table:table-cell office:value-type="float" office:value="-2.255" calcext:value-type="float">
            <text:p>-2.255</text:p>
          </table:table-cell>
          <table:table-cell office:value-type="string" calcext:value-type="string">
            <text:p>Clip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5</text:p>
          </table:table-cell>
          <table:table-cell office:value-type="float" office:value="25528" calcext:value-type="float">
            <text:p>25528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250.13" calcext:value-type="float">
            <text:p>250.13</text:p>
          </table:table-cell>
          <table:table-cell office:value-type="string" calcext:value-type="string">
            <text:p>I6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AP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RP6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6</text:p>
          </table:table-cell>
          <table:table-cell office:value-type="float" office:value="-0.039106" calcext:value-type="float">
            <text:p>-0.039106</text:p>
          </table:table-cell>
          <table:table-cell office:value-type="string" calcext:value-type="string">
            <text:p>Joules6</text:p>
          </table:table-cell>
          <table:table-cell office:value-type="float" office:value="-1.923" calcext:value-type="float">
            <text:p>-1.923</text:p>
          </table:table-cell>
          <table:table-cell office:value-type="string" calcext:value-type="string">
            <text:p>Clip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6</text:p>
          </table:table-cell>
          <table:table-cell office:value-type="float" office:value="25528" calcext:value-type="float">
            <text:p>25528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250.14" calcext:value-type="float">
            <text:p>250.14</text:p>
          </table:table-cell>
          <table:table-cell office:value-type="string" calcext:value-type="string">
            <text:p>I7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7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RP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7</text:p>
          </table:table-cell>
          <table:table-cell office:value-type="float" office:value="-0.031914" calcext:value-type="float">
            <text:p>-0.031914</text:p>
          </table:table-cell>
          <table:table-cell office:value-type="string" calcext:value-type="string">
            <text:p>Joules7</text:p>
          </table:table-cell>
          <table:table-cell office:value-type="float" office:value="-1.619" calcext:value-type="float">
            <text:p>-1.619</text:p>
          </table:table-cell>
          <table:table-cell office:value-type="string" calcext:value-type="string">
            <text:p>Clip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7</text:p>
          </table:table-cell>
          <table:table-cell office:value-type="float" office:value="25527" calcext:value-type="float">
            <text:p>25527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250.13" calcext:value-type="float">
            <text:p>250.13</text:p>
          </table:table-cell>
          <table:table-cell office:value-type="string" calcext:value-type="string">
            <text:p>I8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8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RP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8</text:p>
          </table:table-cell>
          <table:table-cell office:value-type="float" office:value="-0.037802" calcext:value-type="float">
            <text:p>-0.037802</text:p>
          </table:table-cell>
          <table:table-cell office:value-type="string" calcext:value-type="string">
            <text:p>Joules8</text:p>
          </table:table-cell>
          <table:table-cell office:value-type="float" office:value="-1.552" calcext:value-type="float">
            <text:p>-1.552</text:p>
          </table:table-cell>
          <table:table-cell office:value-type="string" calcext:value-type="string">
            <text:p>Clip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8</text:p>
          </table:table-cell>
          <table:table-cell office:value-type="float" office:value="25528" calcext:value-type="float">
            <text:p>25528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float" office:value="250.13" calcext:value-type="float">
            <text:p>250.13</text:p>
          </table:table-cell>
          <table:table-cell office:value-type="string" calcext:value-type="string">
            <text:p>I9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AP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RP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9</text:p>
          </table:table-cell>
          <table:table-cell office:value-type="float" office:value="-0.025847" calcext:value-type="float">
            <text:p>-0.025847</text:p>
          </table:table-cell>
          <table:table-cell office:value-type="string" calcext:value-type="string">
            <text:p>Joules9</text:p>
          </table:table-cell>
          <table:table-cell office:value-type="float" office:value="-1.226" calcext:value-type="float">
            <text:p>-1.226</text:p>
          </table:table-cell>
          <table:table-cell office:value-type="string" calcext:value-type="string">
            <text:p>Clip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9</text:p>
          </table:table-cell>
          <table:table-cell office:value-type="float" office:value="25528" calcext:value-type="float">
            <text:p>25528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SUM</text:p>
          </table:table-cell>
          <table:table-cell table:style-name="ce2" table:formula="of:=SUM([.H34:.H62])" office:value-type="float" office:value="-7.8" calcext:value-type="float">
            <text:p>-7.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61.5 cyc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47.01" calcext:value-type="float">
            <text:p>247.01</text:p>
          </table:table-cell>
          <table:table-cell office:value-type="string" calcext:value-type="string">
            <text:p>I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P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P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1</text:p>
          </table:table-cell>
          <table:table-cell office:value-type="float" office:value="-0.092055" calcext:value-type="float">
            <text:p>-0.092055</text:p>
          </table:table-cell>
          <table:table-cell office:value-type="string" calcext:value-type="string">
            <text:p>Joules1</text:p>
          </table:table-cell>
          <table:table-cell office:value-type="float" office:value="-5.713" calcext:value-type="float">
            <text:p>-5.713</text:p>
          </table:table-cell>
          <table:table-cell office:value-type="string" calcext:value-type="string">
            <text:p>Cli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1</text:p>
          </table:table-cell>
          <table:table-cell office:value-type="float" office:value="67022" calcext:value-type="float">
            <text:p>67022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47.01" calcext:value-type="float">
            <text:p>247.01</text:p>
          </table:table-cell>
          <table:table-cell office:value-type="string" calcext:value-type="string">
            <text:p>I2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P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P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2</text:p>
          </table:table-cell>
          <table:table-cell office:value-type="float" office:value="-0.071063" calcext:value-type="float">
            <text:p>-0.071063</text:p>
          </table:table-cell>
          <table:table-cell office:value-type="string" calcext:value-type="string">
            <text:p>Joules2</text:p>
          </table:table-cell>
          <table:table-cell office:value-type="float" office:value="-5.612" calcext:value-type="float">
            <text:p>-5.612</text:p>
          </table:table-cell>
          <table:table-cell office:value-type="string" calcext:value-type="string">
            <text:p>Cli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2</text:p>
          </table:table-cell>
          <table:table-cell office:value-type="float" office:value="67023" calcext:value-type="float">
            <text:p>67023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47.01" calcext:value-type="float">
            <text:p>247.01</text:p>
          </table:table-cell>
          <table:table-cell office:value-type="string" calcext:value-type="string">
            <text:p>I3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P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P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3</text:p>
          </table:table-cell>
          <table:table-cell office:value-type="float" office:value="-0.066395" calcext:value-type="float">
            <text:p>-0.066395</text:p>
          </table:table-cell>
          <table:table-cell office:value-type="string" calcext:value-type="string">
            <text:p>Joules3</text:p>
          </table:table-cell>
          <table:table-cell office:value-type="float" office:value="-5.463" calcext:value-type="float">
            <text:p>-5.463</text:p>
          </table:table-cell>
          <table:table-cell office:value-type="string" calcext:value-type="string">
            <text:p>Cli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3</text:p>
          </table:table-cell>
          <table:table-cell office:value-type="float" office:value="67023" calcext:value-type="float">
            <text:p>67023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47.01" calcext:value-type="float">
            <text:p>247.01</text:p>
          </table:table-cell>
          <table:table-cell office:value-type="string" calcext:value-type="string">
            <text:p>I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P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P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4</text:p>
          </table:table-cell>
          <table:table-cell office:value-type="float" office:value="-0.058651" calcext:value-type="float">
            <text:p>-0.058651</text:p>
          </table:table-cell>
          <table:table-cell office:value-type="string" calcext:value-type="string">
            <text:p>Joules4</text:p>
          </table:table-cell>
          <table:table-cell office:value-type="float" office:value="-4.577" calcext:value-type="float">
            <text:p>-4.577</text:p>
          </table:table-cell>
          <table:table-cell office:value-type="string" calcext:value-type="string">
            <text:p>Cli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4</text:p>
          </table:table-cell>
          <table:table-cell office:value-type="float" office:value="67023" calcext:value-type="float">
            <text:p>67023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247.01" calcext:value-type="float">
            <text:p>247.01</text:p>
          </table:table-cell>
          <table:table-cell office:value-type="string" calcext:value-type="string">
            <text:p>I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P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P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5</text:p>
          </table:table-cell>
          <table:table-cell office:value-type="float" office:value="-0.060296" calcext:value-type="float">
            <text:p>-0.060296</text:p>
          </table:table-cell>
          <table:table-cell office:value-type="string" calcext:value-type="string">
            <text:p>Joules5</text:p>
          </table:table-cell>
          <table:table-cell office:value-type="float" office:value="-4.309" calcext:value-type="float">
            <text:p>-4.309</text:p>
          </table:table-cell>
          <table:table-cell office:value-type="string" calcext:value-type="string">
            <text:p>Clip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5</text:p>
          </table:table-cell>
          <table:table-cell office:value-type="float" office:value="67023" calcext:value-type="float">
            <text:p>67023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247.01" calcext:value-type="float">
            <text:p>247.01</text:p>
          </table:table-cell>
          <table:table-cell office:value-type="string" calcext:value-type="string">
            <text:p>I6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P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P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6</text:p>
          </table:table-cell>
          <table:table-cell office:value-type="float" office:value="-0.056173" calcext:value-type="float">
            <text:p>-0.056173</text:p>
          </table:table-cell>
          <table:table-cell office:value-type="string" calcext:value-type="string">
            <text:p>Joules6</text:p>
          </table:table-cell>
          <table:table-cell office:value-type="float" office:value="-4.046" calcext:value-type="float">
            <text:p>-4.046</text:p>
          </table:table-cell>
          <table:table-cell office:value-type="string" calcext:value-type="string">
            <text:p>Clip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6</text:p>
          </table:table-cell>
          <table:table-cell office:value-type="float" office:value="67023" calcext:value-type="float">
            <text:p>67023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247.01" calcext:value-type="float">
            <text:p>247.01</text:p>
          </table:table-cell>
          <table:table-cell office:value-type="string" calcext:value-type="string">
            <text:p>I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P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RP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7</text:p>
          </table:table-cell>
          <table:table-cell office:value-type="float" office:value="-0.051468" calcext:value-type="float">
            <text:p>-0.051468</text:p>
          </table:table-cell>
          <table:table-cell office:value-type="string" calcext:value-type="string">
            <text:p>Joules7</text:p>
          </table:table-cell>
          <table:table-cell office:value-type="float" office:value="-3.235" calcext:value-type="float">
            <text:p>-3.235</text:p>
          </table:table-cell>
          <table:table-cell office:value-type="string" calcext:value-type="string">
            <text:p>Clip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7</text:p>
          </table:table-cell>
          <table:table-cell office:value-type="float" office:value="67023" calcext:value-type="float">
            <text:p>67023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247.01" calcext:value-type="float">
            <text:p>247.01</text:p>
          </table:table-cell>
          <table:table-cell office:value-type="string" calcext:value-type="string">
            <text:p>I8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P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P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8</text:p>
          </table:table-cell>
          <table:table-cell office:value-type="float" office:value="-0.045254" calcext:value-type="float">
            <text:p>-0.045254</text:p>
          </table:table-cell>
          <table:table-cell office:value-type="string" calcext:value-type="string">
            <text:p>Joules8</text:p>
          </table:table-cell>
          <table:table-cell office:value-type="float" office:value="-3.173" calcext:value-type="float">
            <text:p>-3.173</text:p>
          </table:table-cell>
          <table:table-cell office:value-type="string" calcext:value-type="string">
            <text:p>Clip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8</text:p>
          </table:table-cell>
          <table:table-cell office:value-type="float" office:value="67022" calcext:value-type="float">
            <text:p>67022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float" office:value="247.01" calcext:value-type="float">
            <text:p>247.01</text:p>
          </table:table-cell>
          <table:table-cell office:value-type="string" calcext:value-type="string">
            <text:p>I9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P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P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9</text:p>
          </table:table-cell>
          <table:table-cell office:value-type="float" office:value="-0.051252" calcext:value-type="float">
            <text:p>-0.051252</text:p>
          </table:table-cell>
          <table:table-cell office:value-type="string" calcext:value-type="string">
            <text:p>Joules9</text:p>
          </table:table-cell>
          <table:table-cell office:value-type="float" office:value="-2.925" calcext:value-type="float">
            <text:p>-2.925</text:p>
          </table:table-cell>
          <table:table-cell office:value-type="string" calcext:value-type="string">
            <text:p>Clip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amples9</text:p>
          </table:table-cell>
          <table:table-cell office:value-type="float" office:value="67022" calcext:value-type="float">
            <text:p>6702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P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P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1</text:p>
          </table:table-cell>
          <table:table-cell office:value-type="float" office:value="-0.085069" calcext:value-type="float">
            <text:p>-0.085069</text:p>
          </table:table-cell>
          <table:table-cell office:value-type="string" calcext:value-type="string">
            <text:p>Joules1</text:p>
          </table:table-cell>
          <table:table-cell office:value-type="float" office:value="-6.505" calcext:value-type="float">
            <text:p>-6.505</text:p>
          </table:table-cell>
          <table:table-cell office:value-type="string" calcext:value-type="string">
            <text:p>Cli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mples1</text:p>
          </table:table-cell>
          <table:table-cell office:value-type="float" office:value="68120" calcext:value-type="float">
            <text:p>6812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2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P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P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2</text:p>
          </table:table-cell>
          <table:table-cell office:value-type="float" office:value="-0.070608" calcext:value-type="float">
            <text:p>-0.070608</text:p>
          </table:table-cell>
          <table:table-cell office:value-type="string" calcext:value-type="string">
            <text:p>Joules2</text:p>
          </table:table-cell>
          <table:table-cell office:value-type="float" office:value="-6.421" calcext:value-type="float">
            <text:p>-6.421</text:p>
          </table:table-cell>
          <table:table-cell office:value-type="string" calcext:value-type="string">
            <text:p>Cli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mples2</text:p>
          </table:table-cell>
          <table:table-cell office:value-type="float" office:value="68120" calcext:value-type="float">
            <text:p>68120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3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P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P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3</text:p>
          </table:table-cell>
          <table:table-cell office:value-type="float" office:value="-0.068356" calcext:value-type="float">
            <text:p>-0.068356</text:p>
          </table:table-cell>
          <table:table-cell office:value-type="string" calcext:value-type="string">
            <text:p>Joules3</text:p>
          </table:table-cell>
          <table:table-cell office:value-type="float" office:value="-6.206" calcext:value-type="float">
            <text:p>-6.206</text:p>
          </table:table-cell>
          <table:table-cell office:value-type="string" calcext:value-type="string">
            <text:p>Cli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mples3</text:p>
          </table:table-cell>
          <table:table-cell office:value-type="float" office:value="68120" calcext:value-type="float">
            <text:p>68120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P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P4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4</text:p>
          </table:table-cell>
          <table:table-cell office:value-type="float" office:value="-0.054112" calcext:value-type="float">
            <text:p>-0.054112</text:p>
          </table:table-cell>
          <table:table-cell office:value-type="string" calcext:value-type="string">
            <text:p>Joules4</text:p>
          </table:table-cell>
          <table:table-cell office:value-type="float" office:value="-5.162" calcext:value-type="float">
            <text:p>-5.162</text:p>
          </table:table-cell>
          <table:table-cell office:value-type="string" calcext:value-type="string">
            <text:p>Cli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mples4</text:p>
          </table:table-cell>
          <table:table-cell office:value-type="float" office:value="68120" calcext:value-type="float">
            <text:p>6812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P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P5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5</text:p>
          </table:table-cell>
          <table:table-cell office:value-type="float" office:value="-0.050706" calcext:value-type="float">
            <text:p>-0.050706</text:p>
          </table:table-cell>
          <table:table-cell office:value-type="string" calcext:value-type="string">
            <text:p>Joules5</text:p>
          </table:table-cell>
          <table:table-cell office:value-type="float" office:value="-4.845" calcext:value-type="float">
            <text:p>-4.845</text:p>
          </table:table-cell>
          <table:table-cell office:value-type="string" calcext:value-type="string">
            <text:p>Clip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mples5</text:p>
          </table:table-cell>
          <table:table-cell office:value-type="float" office:value="68119" calcext:value-type="float">
            <text:p>68119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6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P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P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6</text:p>
          </table:table-cell>
          <table:table-cell office:value-type="float" office:value="-0.053013" calcext:value-type="float">
            <text:p>-0.053013</text:p>
          </table:table-cell>
          <table:table-cell office:value-type="string" calcext:value-type="string">
            <text:p>Joules6</text:p>
          </table:table-cell>
          <table:table-cell office:value-type="float" office:value="-4.6" calcext:value-type="float">
            <text:p>-4.6</text:p>
          </table:table-cell>
          <table:table-cell office:value-type="string" calcext:value-type="string">
            <text:p>Clip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mples6</text:p>
          </table:table-cell>
          <table:table-cell office:value-type="float" office:value="68119" calcext:value-type="float">
            <text:p>68119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P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RP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7</text:p>
          </table:table-cell>
          <table:table-cell office:value-type="float" office:value="-0.053519" calcext:value-type="float">
            <text:p>-0.053519</text:p>
          </table:table-cell>
          <table:table-cell office:value-type="string" calcext:value-type="string">
            <text:p>Joules7</text:p>
          </table:table-cell>
          <table:table-cell office:value-type="float" office:value="-3.738" calcext:value-type="float">
            <text:p>-3.738</text:p>
          </table:table-cell>
          <table:table-cell office:value-type="string" calcext:value-type="string">
            <text:p>Clip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mples7</text:p>
          </table:table-cell>
          <table:table-cell office:value-type="float" office:value="68119" calcext:value-type="float">
            <text:p>68119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8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P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P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8</text:p>
          </table:table-cell>
          <table:table-cell office:value-type="float" office:value="-0.042584" calcext:value-type="float">
            <text:p>-0.042584</text:p>
          </table:table-cell>
          <table:table-cell office:value-type="string" calcext:value-type="string">
            <text:p>Joules8</text:p>
          </table:table-cell>
          <table:table-cell office:value-type="float" office:value="-3.562" calcext:value-type="float">
            <text:p>-3.562</text:p>
          </table:table-cell>
          <table:table-cell office:value-type="string" calcext:value-type="string">
            <text:p>Clip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mples8</text:p>
          </table:table-cell>
          <table:table-cell office:value-type="float" office:value="68120" calcext:value-type="float">
            <text:p>68120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9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P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P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PF9</text:p>
          </table:table-cell>
          <table:table-cell office:value-type="float" office:value="-0.041167" calcext:value-type="float">
            <text:p>-0.041167</text:p>
          </table:table-cell>
          <table:table-cell office:value-type="string" calcext:value-type="string">
            <text:p>Joules9</text:p>
          </table:table-cell>
          <table:table-cell office:value-type="float" office:value="-3.295" calcext:value-type="float">
            <text:p>-3.295</text:p>
          </table:table-cell>
          <table:table-cell office:value-type="string" calcext:value-type="string">
            <text:p>Clip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amples9</text:p>
          </table:table-cell>
          <table:table-cell office:value-type="float" office:value="68120" calcext:value-type="float">
            <text:p>6812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P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P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1</text:p>
          </table:table-cell>
          <table:table-cell office:value-type="float" office:value="-0.082747" calcext:value-type="float">
            <text:p>-0.082747</text:p>
          </table:table-cell>
          <table:table-cell office:value-type="string" calcext:value-type="string">
            <text:p>Joules1</text:p>
          </table:table-cell>
          <table:table-cell office:value-type="float" office:value="-7.274" calcext:value-type="float">
            <text:p>-7.274</text:p>
          </table:table-cell>
          <table:table-cell office:value-type="string" calcext:value-type="string">
            <text:p>Clip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1</text:p>
          </table:table-cell>
          <table:table-cell office:value-type="float" office:value="66511" calcext:value-type="float">
            <text:p>6651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2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P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P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2</text:p>
          </table:table-cell>
          <table:table-cell office:value-type="float" office:value="-0.066286" calcext:value-type="float">
            <text:p>-0.066286</text:p>
          </table:table-cell>
          <table:table-cell office:value-type="string" calcext:value-type="string">
            <text:p>Joules2</text:p>
          </table:table-cell>
          <table:table-cell office:value-type="float" office:value="-7.18" calcext:value-type="float">
            <text:p>-7.18</text:p>
          </table:table-cell>
          <table:table-cell office:value-type="string" calcext:value-type="string">
            <text:p>Cli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2</text:p>
          </table:table-cell>
          <table:table-cell office:value-type="float" office:value="66511" calcext:value-type="float">
            <text:p>66511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3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P3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P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PF3</text:p>
          </table:table-cell>
          <table:table-cell office:value-type="float" office:value="-0.063414" calcext:value-type="float">
            <text:p>-0.063414</text:p>
          </table:table-cell>
          <table:table-cell office:value-type="string" calcext:value-type="string">
            <text:p>Joules3</text:p>
          </table:table-cell>
          <table:table-cell office:value-type="float" office:value="-6.894" calcext:value-type="float">
            <text:p>-6.894</text:p>
          </table:table-cell>
          <table:table-cell office:value-type="string" calcext:value-type="string">
            <text:p>Cli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3</text:p>
          </table:table-cell>
          <table:table-cell office:value-type="float" office:value="66511" calcext:value-type="float">
            <text:p>66511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P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P4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4</text:p>
          </table:table-cell>
          <table:table-cell office:value-type="float" office:value="-0.053409" calcext:value-type="float">
            <text:p>-0.053409</text:p>
          </table:table-cell>
          <table:table-cell office:value-type="string" calcext:value-type="string">
            <text:p>Joules4</text:p>
          </table:table-cell>
          <table:table-cell office:value-type="float" office:value="-5.739" calcext:value-type="float">
            <text:p>-5.739</text:p>
          </table:table-cell>
          <table:table-cell office:value-type="string" calcext:value-type="string">
            <text:p>Cli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4</text:p>
          </table:table-cell>
          <table:table-cell office:value-type="float" office:value="66511" calcext:value-type="float">
            <text:p>66511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P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P5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5</text:p>
          </table:table-cell>
          <table:table-cell office:value-type="float" office:value="-0.055335" calcext:value-type="float">
            <text:p>-0.055335</text:p>
          </table:table-cell>
          <table:table-cell office:value-type="string" calcext:value-type="string">
            <text:p>Joules5</text:p>
          </table:table-cell>
          <table:table-cell office:value-type="float" office:value="-5.427" calcext:value-type="float">
            <text:p>-5.427</text:p>
          </table:table-cell>
          <table:table-cell office:value-type="string" calcext:value-type="string">
            <text:p>Clip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5</text:p>
          </table:table-cell>
          <table:table-cell office:value-type="float" office:value="66512" calcext:value-type="float">
            <text:p>66512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6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P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P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6</text:p>
          </table:table-cell>
          <table:table-cell office:value-type="float" office:value="-0.053425" calcext:value-type="float">
            <text:p>-0.053425</text:p>
          </table:table-cell>
          <table:table-cell office:value-type="string" calcext:value-type="string">
            <text:p>Joules6</text:p>
          </table:table-cell>
          <table:table-cell office:value-type="float" office:value="-5.157" calcext:value-type="float">
            <text:p>-5.157</text:p>
          </table:table-cell>
          <table:table-cell office:value-type="string" calcext:value-type="string">
            <text:p>Clip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6</text:p>
          </table:table-cell>
          <table:table-cell office:value-type="float" office:value="66512" calcext:value-type="float">
            <text:p>66512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P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RP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7</text:p>
          </table:table-cell>
          <table:table-cell office:value-type="float" office:value="-0.048468" calcext:value-type="float">
            <text:p>-0.048468</text:p>
          </table:table-cell>
          <table:table-cell office:value-type="string" calcext:value-type="string">
            <text:p>Joules7</text:p>
          </table:table-cell>
          <table:table-cell office:value-type="float" office:value="-4.195" calcext:value-type="float">
            <text:p>-4.195</text:p>
          </table:table-cell>
          <table:table-cell office:value-type="string" calcext:value-type="string">
            <text:p>Clip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7</text:p>
          </table:table-cell>
          <table:table-cell office:value-type="float" office:value="66512" calcext:value-type="float">
            <text:p>66512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8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P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P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PF8</text:p>
          </table:table-cell>
          <table:table-cell office:value-type="float" office:value="-0.051876" calcext:value-type="float">
            <text:p>-0.051876</text:p>
          </table:table-cell>
          <table:table-cell office:value-type="string" calcext:value-type="string">
            <text:p>Joules8</text:p>
          </table:table-cell>
          <table:table-cell office:value-type="float" office:value="-4.035" calcext:value-type="float">
            <text:p>-4.035</text:p>
          </table:table-cell>
          <table:table-cell office:value-type="string" calcext:value-type="string">
            <text:p>Clip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8</text:p>
          </table:table-cell>
          <table:table-cell office:value-type="float" office:value="66511" calcext:value-type="float">
            <text:p>66511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float" office:value="246.83" calcext:value-type="float">
            <text:p>246.83</text:p>
          </table:table-cell>
          <table:table-cell office:value-type="string" calcext:value-type="string">
            <text:p>I9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P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P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PF9</text:p>
          </table:table-cell>
          <table:table-cell office:value-type="float" office:value="-0.041508" calcext:value-type="float">
            <text:p>-0.041508</text:p>
          </table:table-cell>
          <table:table-cell office:value-type="string" calcext:value-type="string">
            <text:p>Joules9</text:p>
          </table:table-cell>
          <table:table-cell office:value-type="float" office:value="-3.67" calcext:value-type="float">
            <text:p>-3.67</text:p>
          </table:table-cell>
          <table:table-cell office:value-type="string" calcext:value-type="string">
            <text:p>Clip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cles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mples9</text:p>
          </table:table-cell>
          <table:table-cell office:value-type="float" office:value="66511" calcext:value-type="float">
            <text:p>66511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SUM</text:p>
          </table:table-cell>
          <table:table-cell table:style-name="ce2" table:formula="of:=SUM([.H65:.H93])" office:value-type="float" office:value="-6.3" calcext:value-type="float">
            <text:p>-6.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2T23:10:10.035905252</meta:creation-date>
    <dc:date>2020-06-02T23:17:59.362491216</dc:date>
    <meta:editing-duration>PT2M38S</meta:editing-duration>
    <meta:editing-cycles>1</meta:editing-cycles>
    <meta:document-statistic meta:table-count="1" meta:cell-count="1467" meta:object-count="0"/>
    <meta:generator>LibreOffice/6.3.5.2$MacOSX_X86_64 LibreOffice_project/dd0751754f11728f69b42ee2af66670068624673</meta:generator>
  </office:meta>
</office:document-meta>
</file>